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09683" officeooo:paragraph-rsid="00209683"/>
    </style:style>
    <style:style style:name="P2" style:family="paragraph" style:parent-style-name="Text_20_body">
      <style:text-properties officeooo:rsid="00209683" officeooo:paragraph-rsid="00209683"/>
    </style:style>
    <style:style style:name="P3" style:family="paragraph" style:parent-style-name="Text_20_body" style:list-style-name="L1">
      <style:text-properties officeooo:rsid="0021b64b" officeooo:paragraph-rsid="0021b64b"/>
    </style:style>
    <style:style style:name="P4" style:family="paragraph" style:parent-style-name="Title">
      <style:text-properties officeooo:rsid="001ec5d1" officeooo:paragraph-rsid="001ec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L</text:p>
      <text:list xml:id="list3443842933" text:style-name="L1">
        <text:list-item>
          <text:p text:style-name="P1">Below are 14 lessons </text:p>
          <text:list>
            <text:list-item>
              <text:p text:style-name="P1">download libraries</text:p>
              <text:list>
                <text:list-item>
                  <text:p text:style-name="P1">python, scipy, ecosystem</text:p>
                </text:list-item>
              </text:list>
            </text:list-item>
            <text:list-item>
              <text:p text:style-name="P1">get around in python, numpy, matplotlib, and pandas</text:p>
            </text:list-item>
            <text:list-item>
              <text:p text:style-name="P1">load data from csv</text:p>
            </text:list-item>
            <text:list-item>
              <text:p text:style-name="P1">understand data with descriptive statistics</text:p>
            </text:list-item>
            <text:list-item>
              <text:p text:style-name="P1">understand data with visualization</text:p>
            </text:list-item>
            <text:list-item>
              <text:p text:style-name="P1">prepare for modeling by pre-processing data</text:p>
            </text:list-item>
            <text:list-item>
              <text:p text:style-name="P1">algo evaluation wit resampling methods.</text:p>
            </text:list-item>
            <text:list-item>
              <text:p text:style-name="P1">Algo evaluation metrics</text:p>
            </text:list-item>
            <text:list-item>
              <text:p text:style-name="P1">spot-check algo</text:p>
            </text:list-item>
            <text:list-item>
              <text:p text:style-name="P1">model comparison and selection</text:p>
            </text:list-item>
            <text:list-item>
              <text:p text:style-name="P1">improve accuracy with algo tuning</text:p>
            </text:list-item>
            <text:list-item>
              <text:p text:style-name="P1">improve accuracy with ensemble predictions</text:p>
            </text:list-item>
            <text:list-item>
              <text:p text:style-name="P1">finalize and save your model</text:p>
            </text:list-item>
          </text:list>
        </text:list-item>
      </text:list>
      <text:p text:style-name="P2"/>
      <text:list xml:id="list175816209845797" text:continue-numbering="true" text:style-name="L1">
        <text:list-item>
          <text:p text:style-name="P3">Applied ML</text:p>
          <text:list>
            <text:list-item>
              <text:p text:style-name="P3">Define the problem</text:p>
            </text:list-item>
            <text:list-item>
              <text:p text:style-name="P3">prepare data</text:p>
            </text:list-item>
            <text:list-item>
              <text:p text:style-name="P3">spot check algo</text:p>
            </text:list-item>
            <text:list-item>
              <text:p text:style-name="P3">improve resutls</text:p>
            </text:list-item>
            <text:list-item>
              <text:p text:style-name="P3">present resul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7:45:46.985605197</meta:creation-date>
    <dc:date>2019-07-28T17:58:14.868924781</dc:date>
    <meta:editing-duration>PT12M29S</meta:editing-duration>
    <meta:editing-cycles>3</meta:editing-cycles>
    <meta:generator>LibreOffice/6.2.4.2$Linux_X86_64 LibreOffice_project/20$Build-2</meta:generator>
    <meta:document-statistic meta:table-count="0" meta:image-count="0" meta:object-count="0" meta:page-count="1" meta:paragraph-count="22" meta:word-count="101" meta:character-count="570" meta:non-whitespace-character-count="511"/>
  </office:meta>
</office:document-meta>
</file>